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4.36mm"/>
    </style:style>
    <style:style style:name="co8" style:family="table-column">
      <style:table-column-properties fo:break-before="auto" style:column-width="151.8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Depot</text:p>
          </table:table-cell>
          <table:table-cell table:style-name="ce1" office:value-type="string" calcext:value-type="string" table:number-columns-spanned="2" table:number-rows-spanned="1">
            <text:p>Relaxed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Integer</text:p>
          </table:table-cell>
          <table:covered-table-cell table:number-columns-repeated="3" table:style-name="ce2"/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#Nodes</text:p>
          </table:table-cell>
          <table:table-cell table:number-columns-repeated="2" table:style-name="ce2" office:value-type="string" calcext:value-type="string">
            <text:p>URL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10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778.91290425406" calcext:value-type="float">
            <text:p>3778,91290425406</text:p>
          </table:table-cell>
          <table:table-cell office:value-type="float" office:value="0.349048137664795" calcext:value-type="float">
            <text:p>0,349048137664795</text:p>
          </table:table-cell>
          <table:table-cell office:value-type="float" office:value="4931.12265129568" calcext:value-type="float">
            <text:p>4931,12265129568</text:p>
          </table:table-cell>
          <table:table-cell office:value-type="float" office:value="1.36005592346191" calcext:value-type="float">
            <text:p>1,36005592346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graphreader.com/plotter?x=527,493,457,426,291,271,244,31,140,164,143,45,12,12,25,51,289,468,527,625,680,777,796,930,768,872,984,941,853,687,566,527&amp;y=143,220,299,314,574,674,802,925,605,598,559,537,566,130,91,162,268,199,143,42,145,21,129,349,531,708,778,846,817,662,440,143</text:p>
          </table:table-cell>
          <table:table-cell table:formula="of:=&quot;\href{&quot;&amp;[.H3]&amp;&quot;}{Link}&quot;" office:value-type="string" office:string-value="\href{www.graphreader.com/plotter?x=527,493,457,426,291,271,244,31,140,164,143,45,12,12,25,51,289,468,527,625,680,777,796,930,768,872,984,941,853,687,566,527&amp;y=143,220,299,314,574,674,802,925,605,598,559,537,566,130,91,162,268,199,143,42,145,21,129,349,531,708,778,846,817,662,440,143}{Link}" calcext:value-type="string">
            <text:p>\href{www.graphreader.com/plotter?x=527,493,457,426,291,271,244,31,140,164,143,45,12,12,25,51,289,468,527,625,680,777,796,930,768,872,984,941,853,687,566,527&amp;y=143,220,299,314,574,674,802,925,605,598,559,537,566,130,91,162,268,199,143,42,145,21,129,349,531,708,778,846,817,662,440,143}{Link}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835.76914934655" calcext:value-type="float">
            <text:p>3835,76914934655</text:p>
          </table:table-cell>
          <table:table-cell office:value-type="float" office:value="0.000737190246582031" calcext:value-type="float">
            <text:p>0,000737190246582</text:p>
          </table:table-cell>
          <table:table-cell office:value-type="float" office:value="5099.20193525358" calcext:value-type="float">
            <text:p>5099,20193525358</text:p>
          </table:table-cell>
          <table:table-cell office:value-type="float" office:value="0.165961027145386" calcext:value-type="float">
            <text:p>0,1659610271453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ww.graphreader.com/plotter?x=164,291,566,687,853,941,984,872,768,930,796,777,680,625,527,468,493,457,426,289,164,140,143,51,25,12,45,12,31,244,271,164&amp;y=598,574,440,662,817,846,778,708,531,349,129,21,145,42,143,199,220,299,314,268,598,605,559,162,91,130,537,566,925,802,674,598</text:p>
          </table:table-cell>
          <table:table-cell table:formula="of:=&quot;\href{&quot;&amp;[.H4]&amp;&quot;}{Link}&quot;" office:value-type="string" office:string-value="\href{www.graphreader.com/plotter?x=164,291,566,687,853,941,984,872,768,930,796,777,680,625,527,468,493,457,426,289,164,140,143,51,25,12,45,12,31,244,271,164&amp;y=598,574,440,662,817,846,778,708,531,349,129,21,145,42,143,199,220,299,314,268,598,605,559,162,91,130,537,566,925,802,674,598}{Link}" calcext:value-type="string">
            <text:p>\href{www.graphreader.com/plotter?x=164,291,566,687,853,941,984,872,768,930,796,777,680,625,527,468,493,457,426,289,164,140,143,51,25,12,45,12,31,244,271,164&amp;y=598,574,440,662,817,846,778,708,531,349,129,21,145,42,143,199,220,299,314,268,598,605,559,162,91,130,537,566,925,802,674,598}{Link}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730.57490399289" calcext:value-type="float">
            <text:p>3730,57490399289</text:p>
          </table:table-cell>
          <table:table-cell office:value-type="float" office:value="0.00077509880065918" calcext:value-type="float">
            <text:p>0,000775098800659</text:p>
          </table:table-cell>
          <table:table-cell office:value-type="float" office:value="5419.5702330443" calcext:value-type="float">
            <text:p>5419,5702330443</text:p>
          </table:table-cell>
          <table:table-cell office:value-type="float" office:value="0.195550918579102" calcext:value-type="float">
            <text:p>0,1955509185791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ww.graphreader.com/plotter?x=872,768,566,457,426,289,51,12,25,468,493,527,625,680,777,796,930,872,687,291,271,164,140,143,45,12,31,244,853,941,984,872&amp;y=708,531,440,299,314,268,162,130,91,199,220,143,42,145,21,129,349,708,662,574,674,598,605,559,537,566,925,802,817,846,778,708</text:p>
          </table:table-cell>
          <table:table-cell table:formula="of:=&quot;\href{&quot;&amp;[.H5]&amp;&quot;}{Link}&quot;" office:value-type="string" office:string-value="\href{www.graphreader.com/plotter?x=872,768,566,457,426,289,51,12,25,468,493,527,625,680,777,796,930,872,687,291,271,164,140,143,45,12,31,244,853,941,984,872&amp;y=708,531,440,299,314,268,162,130,91,199,220,143,42,145,21,129,349,708,662,574,674,598,605,559,537,566,925,802,817,846,778,708}{Link}" calcext:value-type="string">
            <text:p>\href{www.graphreader.com/plotter?x=872,768,566,457,426,289,51,12,25,468,493,527,625,680,777,796,930,872,687,291,271,164,140,143,45,12,31,244,853,941,984,872&amp;y=708,531,440,299,314,268,162,130,91,199,220,143,42,145,21,129,349,708,662,574,674,598,605,559,537,566,925,802,817,846,778,708}{Link}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799.4861244336" calcext:value-type="float">
            <text:p>3799,4861244336</text:p>
          </table:table-cell>
          <table:table-cell office:value-type="float" office:value="0.000530004501342773" calcext:value-type="float">
            <text:p>0,000530004501343</text:p>
          </table:table-cell>
          <table:table-cell office:value-type="float" office:value="5162.96167164421" calcext:value-type="float">
            <text:p>5162,96167164421</text:p>
          </table:table-cell>
          <table:table-cell office:value-type="float" office:value="0.150102853775024" calcext:value-type="float">
            <text:p>0,150102853775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graphreader.com/plotter?x=768,872,984,941,853,687,291,271,244,31,140,164,143,45,12,12,25,51,289,426,768,930,796,777,680,625,527,468,493,457,566,768&amp;y=531,708,778,846,817,662,574,674,802,925,605,598,559,537,566,130,91,162,268,314,531,349,129,21,145,42,143,199,220,299,440,531</text:p>
          </table:table-cell>
          <table:table-cell table:formula="of:=&quot;\href{&quot;&amp;[.H6]&amp;&quot;}{Link}&quot;" office:value-type="string" office:string-value="\href{www.graphreader.com/plotter?x=768,872,984,941,853,687,291,271,244,31,140,164,143,45,12,12,25,51,289,426,768,930,796,777,680,625,527,468,493,457,566,768&amp;y=531,708,778,846,817,662,574,674,802,925,605,598,559,537,566,130,91,162,268,314,531,349,129,21,145,42,143,199,220,299,440,531}{Link}" calcext:value-type="string">
            <text:p>\href{www.graphreader.com/plotter?x=768,872,984,941,853,687,291,271,244,31,140,164,143,45,12,12,25,51,289,426,768,930,796,777,680,625,527,468,493,457,566,768&amp;y=531,708,778,846,817,662,574,674,802,925,605,598,559,537,566,130,91,162,268,314,531,349,129,21,145,42,143,199,220,299,440,531}{Link}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743.7496558322" calcext:value-type="float">
            <text:p>3743,7496558322</text:p>
          </table:table-cell>
          <table:table-cell office:value-type="float" office:value="0.000515937805175781" calcext:value-type="float">
            <text:p>0,000515937805176</text:p>
          </table:table-cell>
          <table:table-cell office:value-type="float" office:value="5065.14104294203" calcext:value-type="float">
            <text:p>5065,14104294203</text:p>
          </table:table-cell>
          <table:table-cell office:value-type="float" office:value="0.338859081268311" calcext:value-type="float">
            <text:p>0,3388590812683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ww.graphreader.com/plotter?x=680,493,457,426,291,271,244,31,140,164,143,45,12,12,25,51,289,468,527,625,680,777,796,930,768,872,984,941,853,687,566,680&amp;y=145,220,299,314,574,674,802,925,605,598,559,537,566,130,91,162,268,199,143,42,145,21,129,349,531,708,778,846,817,662,440,145</text:p>
          </table:table-cell>
          <table:table-cell table:formula="of:=&quot;\href{&quot;&amp;[.H7]&amp;&quot;}{Link}&quot;" office:value-type="string" office:string-value="\href{www.graphreader.com/plotter?x=680,493,457,426,291,271,244,31,140,164,143,45,12,12,25,51,289,468,527,625,680,777,796,930,768,872,984,941,853,687,566,680&amp;y=145,220,299,314,574,674,802,925,605,598,559,537,566,130,91,162,268,199,143,42,145,21,129,349,531,708,778,846,817,662,440,145}{Link}" calcext:value-type="string">
            <text:p>\href{www.graphreader.com/plotter?x=680,493,457,426,291,271,244,31,140,164,143,45,12,12,25,51,289,468,527,625,680,777,796,930,768,872,984,941,853,687,566,680&amp;y=145,220,299,314,574,674,802,925,605,598,559,537,566,130,91,162,268,199,143,42,145,21,129,349,531,708,778,846,817,662,440,145}{Link}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725.16431054586" calcext:value-type="float">
            <text:p>3725,16431054586</text:p>
          </table:table-cell>
          <table:table-cell office:value-type="float" office:value="0.000557899475097656" calcext:value-type="float">
            <text:p>0,000557899475098</text:p>
          </table:table-cell>
          <table:table-cell office:value-type="float" office:value="5000.12838236552" calcext:value-type="float">
            <text:p>5000,12838236552</text:p>
          </table:table-cell>
          <table:table-cell office:value-type="float" office:value="0.117090940475464" calcext:value-type="float">
            <text:p>0,117090940475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w.graphreader.com/plotter?x=291,289,51,25,12,12,45,143,164,140,31,244,271,291,566,687,853,941,984,872,768,930,796,777,680,625,527,468,493,457,426,291&amp;y=574,268,162,91,130,566,537,559,598,605,925,802,674,574,440,662,817,846,778,708,531,349,129,21,145,42,143,199,220,299,314,574</text:p>
          </table:table-cell>
          <table:table-cell table:formula="of:=&quot;\href{&quot;&amp;[.H8]&amp;&quot;}{Link}&quot;" office:value-type="string" office:string-value="\href{www.graphreader.com/plotter?x=291,289,51,25,12,12,45,143,164,140,31,244,271,291,566,687,853,941,984,872,768,930,796,777,680,625,527,468,493,457,426,291&amp;y=574,268,162,91,130,566,537,559,598,605,925,802,674,574,440,662,817,846,778,708,531,349,129,21,145,42,143,199,220,299,314,574}{Link}" calcext:value-type="string">
            <text:p>\href{www.graphreader.com/plotter?x=291,289,51,25,12,12,45,143,164,140,31,244,271,291,566,687,853,941,984,872,768,930,796,777,680,625,527,468,493,457,426,291&amp;y=574,268,162,91,130,566,537,559,598,605,925,802,674,574,440,662,817,846,778,708,531,349,129,21,145,42,143,199,220,299,314,574}{Link}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809.80884567506" calcext:value-type="float">
            <text:p>3809,80884567506</text:p>
          </table:table-cell>
          <table:table-cell office:value-type="float" office:value="0.000629186630249023" calcext:value-type="float">
            <text:p>0,000629186630249</text:p>
          </table:table-cell>
          <table:table-cell office:value-type="float" office:value="5139.69219861809" calcext:value-type="float">
            <text:p>5139,69219861809</text:p>
          </table:table-cell>
          <table:table-cell office:value-type="float" office:value="0.196459054946899" calcext:value-type="float">
            <text:p>0,1964590549468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ww.graphreader.com/plotter?x=140,164,271,244,31,12,45,12,25,51,143,140,291,566,687,853,941,984,872,768,930,796,777,680,625,527,468,493,457,426,289,140&amp;y=605,598,674,802,925,566,537,130,91,162,559,605,574,440,662,817,846,778,708,531,349,129,21,145,42,143,199,220,299,314,268,605</text:p>
          </table:table-cell>
          <table:table-cell table:formula="of:=&quot;\href{&quot;&amp;[.H9]&amp;&quot;}{Link}&quot;" office:value-type="string" office:string-value="\href{www.graphreader.com/plotter?x=140,164,271,244,31,12,45,12,25,51,143,140,291,566,687,853,941,984,872,768,930,796,777,680,625,527,468,493,457,426,289,140&amp;y=605,598,674,802,925,566,537,130,91,162,559,605,574,440,662,817,846,778,708,531,349,129,21,145,42,143,199,220,299,314,268,605}{Link}" calcext:value-type="string">
            <text:p>\href{www.graphreader.com/plotter?x=140,164,271,244,31,12,45,12,25,51,143,140,291,566,687,853,941,984,872,768,930,796,777,680,625,527,468,493,457,426,289,140&amp;y=605,598,674,802,925,566,537,130,91,162,559,605,574,440,662,817,846,778,708,531,349,129,21,145,42,143,199,220,299,314,268,605}{Link}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828.52001832016" calcext:value-type="float">
            <text:p>3828,52001832016</text:p>
          </table:table-cell>
          <table:table-cell office:value-type="float" office:value="0.000607967376708984" calcext:value-type="float">
            <text:p>0,000607967376709</text:p>
          </table:table-cell>
          <table:table-cell office:value-type="float" office:value="4814.67286840927" calcext:value-type="float">
            <text:p>4814,67286840927</text:p>
          </table:table-cell>
          <table:table-cell office:value-type="float" office:value="0.137855052947998" calcext:value-type="float">
            <text:p>0,137855052947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w.graphreader.com/plotter?x=493,527,625,680,777,796,930,768,872,984,941,853,687,566,493,457,426,291,271,244,31,140,164,143,45,12,12,25,51,289,468,493&amp;y=220,143,42,145,21,129,349,531,708,778,846,817,662,440,220,299,314,574,674,802,925,605,598,559,537,566,130,91,162,268,199,220</text:p>
          </table:table-cell>
          <table:table-cell table:formula="of:=&quot;\href{&quot;&amp;[.H10]&amp;&quot;}{Link}&quot;" office:value-type="string" office:string-value="\href{www.graphreader.com/plotter?x=493,527,625,680,777,796,930,768,872,984,941,853,687,566,493,457,426,291,271,244,31,140,164,143,45,12,12,25,51,289,468,493&amp;y=220,143,42,145,21,129,349,531,708,778,846,817,662,440,220,299,314,574,674,802,925,605,598,559,537,566,130,91,162,268,199,220}{Link}" calcext:value-type="string">
            <text:p>\href{www.graphreader.com/plotter?x=493,527,625,680,777,796,930,768,872,984,941,853,687,566,493,457,426,291,271,244,31,140,164,143,45,12,12,25,51,289,468,493&amp;y=220,143,42,145,21,129,349,531,708,778,846,817,662,440,220,299,314,574,674,802,925,605,598,559,537,566,130,91,162,268,199,220}{Link}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620.34163790682" calcext:value-type="float">
            <text:p>3620,34163790682</text:p>
          </table:table-cell>
          <table:table-cell office:value-type="float" office:value="0.000562191009521484" calcext:value-type="float">
            <text:p>0,000562191009521</text:p>
          </table:table-cell>
          <table:table-cell office:value-type="float" office:value="4831.84469891598" calcext:value-type="float">
            <text:p>4831,84469891598</text:p>
          </table:table-cell>
          <table:table-cell office:value-type="float" office:value="0.129792928695679" calcext:value-type="float">
            <text:p>0,129792928695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w.graphreader.com/plotter?x=289,291,271,244,31,140,164,143,45,12,12,25,51,289,468,493,527,625,680,777,796,930,768,872,984,941,853,687,566,457,426,289&amp;y=268,574,674,802,925,605,598,559,537,566,130,91,162,268,199,220,143,42,145,21,129,349,531,708,778,846,817,662,440,299,314,268</text:p>
          </table:table-cell>
          <table:table-cell table:formula="of:=&quot;\href{&quot;&amp;[.H11]&amp;&quot;}{Link}&quot;" office:value-type="string" office:string-value="\href{www.graphreader.com/plotter?x=289,291,271,244,31,140,164,143,45,12,12,25,51,289,468,493,527,625,680,777,796,930,768,872,984,941,853,687,566,457,426,289&amp;y=268,574,674,802,925,605,598,559,537,566,130,91,162,268,199,220,143,42,145,21,129,349,531,708,778,846,817,662,440,299,314,268}{Link}" calcext:value-type="string">
            <text:p>\href{www.graphreader.com/plotter?x=289,291,271,244,31,140,164,143,45,12,12,25,51,289,468,493,527,625,680,777,796,930,768,872,984,941,853,687,566,457,426,289&amp;y=268,574,674,802,925,605,598,559,537,566,130,91,162,268,199,220,143,42,145,21,129,349,531,708,778,846,817,662,440,299,314,268}{Link}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836.60894316773" calcext:value-type="float">
            <text:p>3836,60894316773</text:p>
          </table:table-cell>
          <table:table-cell office:value-type="float" office:value="0.000568866729736328" calcext:value-type="float">
            <text:p>0,000568866729736</text:p>
          </table:table-cell>
          <table:table-cell office:value-type="float" office:value="5095.68809882221" calcext:value-type="float">
            <text:p>5095,68809882221</text:p>
          </table:table-cell>
          <table:table-cell office:value-type="float" office:value="0.14490008354187" calcext:value-type="float">
            <text:p>0,14490008354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ww.graphreader.com/plotter?x=271,164,140,143,51,25,12,45,12,31,244,271,291,289,426,457,493,468,527,625,680,777,796,930,768,872,984,941,853,687,566,271&amp;y=674,598,605,559,162,91,130,537,566,925,802,674,574,268,314,299,220,199,143,42,145,21,129,349,531,708,778,846,817,662,440,674</text:p>
          </table:table-cell>
          <table:table-cell table:formula="of:=&quot;\href{&quot;&amp;[.H12]&amp;&quot;}{Link}&quot;" office:value-type="string" office:string-value="\href{www.graphreader.com/plotter?x=271,164,140,143,51,25,12,45,12,31,244,271,291,289,426,457,493,468,527,625,680,777,796,930,768,872,984,941,853,687,566,271&amp;y=674,598,605,559,162,91,130,537,566,925,802,674,574,268,314,299,220,199,143,42,145,21,129,349,531,708,778,846,817,662,440,674}{Link}" calcext:value-type="string">
            <text:p>\href{www.graphreader.com/plotter?x=271,164,140,143,51,25,12,45,12,31,244,271,291,289,426,457,493,468,527,625,680,777,796,930,768,872,984,941,853,687,566,271&amp;y=674,598,605,559,162,91,130,537,566,925,802,674,574,268,314,299,220,199,143,42,145,21,129,349,531,708,778,846,817,662,440,674}{Link}</text:p>
          </table:table-cell>
        </table:table-row>
        <table:table-row table:style-name="ro1">
          <table:table-cell table:style-name="ce1" office:value-type="float" office:value="50" calcext:value-type="float" table:number-columns-spanned="1" table:number-rows-spanned="10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451.406749464" calcext:value-type="float">
            <text:p>5451,406749464</text:p>
          </table:table-cell>
          <table:table-cell office:value-type="float" office:value="0.00107812881469727" calcext:value-type="float">
            <text:p>0,001078128814697</text:p>
          </table:table-cell>
          <table:table-cell office:value-type="float" office:value="6569.04634797279" calcext:value-type="float">
            <text:p>6569,04634797279</text:p>
          </table:table-cell>
          <table:table-cell office:value-type="float" office:value="2.36498093605041" calcext:value-type="float">
            <text:p>2,3649809360504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ww.graphreader.com/plotter?x=318,278,168,114,107,196,237,253,95,321,432,451,447,340,358,318,647,739,819,933,931,970,960,999,784,696,696,633,563,557,529,506,318,268,295,170,161,43,359,419,520,554,567,579,608,705,852,944,945,695,613,502,318&amp;y=480,483,558,520,403,318,301,252,112,107,66,79,92,261,337,480,614,683,620,658,499,478,240,39,61,116,174,114,136,279,276,301,480,581,644,646,635,976,949,935,943,834,885,903,926,980,975,805,777,805,705,681,480</text:p>
          </table:table-cell>
          <table:table-cell table:formula="of:=&quot;\href{&quot;&amp;[.H13]&amp;&quot;}{Link}&quot;" office:value-type="string" office:string-value="\href{www.graphreader.com/plotter?x=318,278,168,114,107,196,237,253,95,321,432,451,447,340,358,318,647,739,819,933,931,970,960,999,784,696,696,633,563,557,529,506,318,268,295,170,161,43,359,419,520,554,567,579,608,705,852,944,945,695,613,502,318&amp;y=480,483,558,520,403,318,301,252,112,107,66,79,92,261,337,480,614,683,620,658,499,478,240,39,61,116,174,114,136,279,276,301,480,581,644,646,635,976,949,935,943,834,885,903,926,980,975,805,777,805,705,681,480}{Link}" calcext:value-type="string">
            <text:p>\href{www.graphreader.com/plotter?x=318,278,168,114,107,196,237,253,95,321,432,451,447,340,358,318,647,739,819,933,931,970,960,999,784,696,696,633,563,557,529,506,318,268,295,170,161,43,359,419,520,554,567,579,608,705,852,944,945,695,613,502,318&amp;y=480,483,558,520,403,318,301,252,112,107,66,79,92,261,337,480,614,683,620,658,499,478,240,39,61,116,174,114,136,279,276,301,480,581,644,646,635,976,949,935,943,834,885,903,926,980,975,805,777,805,705,681,480}{Link}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485.53867038741" calcext:value-type="float">
            <text:p>5485,53867038741</text:p>
          </table:table-cell>
          <table:table-cell office:value-type="float" office:value="0.000984907150268555" calcext:value-type="float">
            <text:p>0,000984907150269</text:p>
          </table:table-cell>
          <table:table-cell office:value-type="float" office:value="6760.55511954949" calcext:value-type="float">
            <text:p>6760,55511954949</text:p>
          </table:table-cell>
          <table:table-cell office:value-type="float" office:value="19.8657960891724" calcext:value-type="float">
            <text:p>19,865796089172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ww.graphreader.com/plotter?x=579,608,705,852,944,945,933,819,647,613,554,567,579,502,506,557,529,321,432,451,447,563,633,696,696,784,999,960,970,931,739,695,579,295,268,278,318,358,340,253,95,237,196,107,114,168,161,170,43,359,419,520,579&amp;y=903,926,980,975,805,777,658,620,614,705,834,885,903,681,301,279,276,107,66,79,92,136,114,174,116,61,39,240,478,499,683,805,903,644,581,483,480,337,261,252,112,301,318,403,520,558,635,646,976,949,935,943,903</text:p>
          </table:table-cell>
          <table:table-cell table:formula="of:=&quot;\href{&quot;&amp;[.H14]&amp;&quot;}{Link}&quot;" office:value-type="string" office:string-value="\href{www.graphreader.com/plotter?x=579,608,705,852,944,945,933,819,647,613,554,567,579,502,506,557,529,321,432,451,447,563,633,696,696,784,999,960,970,931,739,695,579,295,268,278,318,358,340,253,95,237,196,107,114,168,161,170,43,359,419,520,579&amp;y=903,926,980,975,805,777,658,620,614,705,834,885,903,681,301,279,276,107,66,79,92,136,114,174,116,61,39,240,478,499,683,805,903,644,581,483,480,337,261,252,112,301,318,403,520,558,635,646,976,949,935,943,903}{Link}" calcext:value-type="string">
            <text:p>\href{www.graphreader.com/plotter?x=579,608,705,852,944,945,933,819,647,613,554,567,579,502,506,557,529,321,432,451,447,563,633,696,696,784,999,960,970,931,739,695,579,295,268,278,318,358,340,253,95,237,196,107,114,168,161,170,43,359,419,520,579&amp;y=903,926,980,975,805,777,658,620,614,705,834,885,903,681,301,279,276,107,66,79,92,136,114,174,116,61,39,240,478,499,683,805,903,644,581,483,480,337,261,252,112,301,318,403,520,558,635,646,976,949,935,943,903}{Link}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5411.87078381167" calcext:value-type="float">
            <text:p>5411,87078381167</text:p>
          </table:table-cell>
          <table:table-cell office:value-type="float" office:value="0.00168895721435547" calcext:value-type="float">
            <text:p>0,001688957214355</text:p>
          </table:table-cell>
          <table:table-cell office:value-type="float" office:value="6629.21425574583" calcext:value-type="float">
            <text:p>6629,21425574583</text:p>
          </table:table-cell>
          <table:table-cell office:value-type="float" office:value="7.35143280029297" calcext:value-type="float">
            <text:p>7,3514328002929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www.graphreader.com/plotter?x=554,567,579,608,705,852,944,945,933,819,739,695,554,502,506,557,529,321,432,451,447,563,633,696,696,784,999,960,970,931,647,613,554,295,268,278,318,358,340,253,95,237,196,107,114,168,161,170,43,359,419,520,554&amp;y=834,885,903,926,980,975,805,777,658,620,683,805,834,681,301,279,276,107,66,79,92,136,114,174,116,61,39,240,478,499,614,705,834,644,581,483,480,337,261,252,112,301,318,403,520,558,635,646,976,949,935,943,834</text:p>
          </table:table-cell>
          <table:table-cell table:formula="of:=&quot;\href{&quot;&amp;[.H15]&amp;&quot;}{Link}&quot;" office:value-type="string" office:string-value="\href{www.graphreader.com/plotter?x=554,567,579,608,705,852,944,945,933,819,739,695,554,502,506,557,529,321,432,451,447,563,633,696,696,784,999,960,970,931,647,613,554,295,268,278,318,358,340,253,95,237,196,107,114,168,161,170,43,359,419,520,554&amp;y=834,885,903,926,980,975,805,777,658,620,683,805,834,681,301,279,276,107,66,79,92,136,114,174,116,61,39,240,478,499,614,705,834,644,581,483,480,337,261,252,112,301,318,403,520,558,635,646,976,949,935,943,834}{Link}" calcext:value-type="string">
            <text:p>\href{www.graphreader.com/plotter?x=554,567,579,608,705,852,944,945,933,819,739,695,554,502,506,557,529,321,432,451,447,563,633,696,696,784,999,960,970,931,647,613,554,295,268,278,318,358,340,253,95,237,196,107,114,168,161,170,43,359,419,520,554&amp;y=834,885,903,926,980,975,805,777,658,620,683,805,834,681,301,279,276,107,66,79,92,136,114,174,116,61,39,240,478,499,614,705,834,644,581,483,480,337,261,252,112,301,318,403,520,558,635,646,976,949,935,943,834}{Link}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415.54777664803" calcext:value-type="float">
            <text:p>5415,54777664803</text:p>
          </table:table-cell>
          <table:table-cell office:value-type="float" office:value="0.000932931900024414" calcext:value-type="float">
            <text:p>0,000932931900024</text:p>
          </table:table-cell>
          <table:table-cell office:value-type="float" office:value="7048.03107675773" calcext:value-type="float">
            <text:p>7048,03107675773</text:p>
          </table:table-cell>
          <table:table-cell office:value-type="float" office:value="6.47824907302856" calcext:value-type="float">
            <text:p>6,478249073028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ww.graphreader.com/plotter?x=970,647,502,295,268,278,318,237,196,107,114,168,161,170,43,359,419,520,554,613,970,933,945,944,852,705,608,579,567,695,739,819,931,970,960,999,784,696,696,633,563,447,451,432,321,95,253,340,358,506,529,557,970&amp;y=478,614,681,644,581,483,480,301,318,403,520,558,635,646,976,949,935,943,834,705,478,658,777,805,975,980,926,903,885,805,683,620,499,478,240,39,61,116,174,114,136,92,79,66,107,112,252,261,337,301,276,279,478</text:p>
          </table:table-cell>
          <table:table-cell table:formula="of:=&quot;\href{&quot;&amp;[.H16]&amp;&quot;}{Link}&quot;" office:value-type="string" office:string-value="\href{www.graphreader.com/plotter?x=970,647,502,295,268,278,318,237,196,107,114,168,161,170,43,359,419,520,554,613,970,933,945,944,852,705,608,579,567,695,739,819,931,970,960,999,784,696,696,633,563,447,451,432,321,95,253,340,358,506,529,557,970&amp;y=478,614,681,644,581,483,480,301,318,403,520,558,635,646,976,949,935,943,834,705,478,658,777,805,975,980,926,903,885,805,683,620,499,478,240,39,61,116,174,114,136,92,79,66,107,112,252,261,337,301,276,279,478}{Link}" calcext:value-type="string">
            <text:p>\href{www.graphreader.com/plotter?x=970,647,502,295,268,278,318,237,196,107,114,168,161,170,43,359,419,520,554,613,970,933,945,944,852,705,608,579,567,695,739,819,931,970,960,999,784,696,696,633,563,447,451,432,321,95,253,340,358,506,529,557,970&amp;y=478,614,681,644,581,483,480,301,318,403,520,558,635,646,976,949,935,943,834,705,478,658,777,805,975,980,926,903,885,805,683,620,499,478,240,39,61,116,174,114,136,92,79,66,107,112,252,261,337,301,276,279,478}{Link}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325.162251852" calcext:value-type="float">
            <text:p>5325,162251852</text:p>
          </table:table-cell>
          <table:table-cell office:value-type="float" office:value="0.00153493881225586" calcext:value-type="float">
            <text:p>0,001534938812256</text:p>
          </table:table-cell>
          <table:table-cell office:value-type="float" office:value="7963.10018418938" calcext:value-type="float">
            <text:p>7963,10018418938</text:p>
          </table:table-cell>
          <table:table-cell office:value-type="float" office:value="45.3797860145569" calcext:value-type="float">
            <text:p>45,3797860145569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www.graphreader.com/plotter?x=999,318,278,268,295,168,114,161,170,43,359,419,520,608,579,567,554,502,613,647,999,970,931,933,945,944,852,705,695,739,819,960,999,696,557,529,506,358,340,253,237,196,107,95,321,432,451,447,563,633,696,784,999&amp;y=39,480,483,581,644,558,520,635,646,976,949,935,943,926,903,885,834,681,705,614,39,478,499,658,777,805,975,980,805,683,620,240,39,174,279,276,301,337,261,252,301,318,403,112,107,66,79,92,136,114,116,61,39</text:p>
          </table:table-cell>
          <table:table-cell table:formula="of:=&quot;\href{&quot;&amp;[.H17]&amp;&quot;}{Link}&quot;" office:value-type="string" office:string-value="\href{www.graphreader.com/plotter?x=999,318,278,268,295,168,114,161,170,43,359,419,520,608,579,567,554,502,613,647,999,970,931,933,945,944,852,705,695,739,819,960,999,696,557,529,506,358,340,253,237,196,107,95,321,432,451,447,563,633,696,784,999&amp;y=39,480,483,581,644,558,520,635,646,976,949,935,943,926,903,885,834,681,705,614,39,478,499,658,777,805,975,980,805,683,620,240,39,174,279,276,301,337,261,252,301,318,403,112,107,66,79,92,136,114,116,61,39}{Link}" calcext:value-type="string">
            <text:p>\href{www.graphreader.com/plotter?x=999,318,278,268,295,168,114,161,170,43,359,419,520,608,579,567,554,502,613,647,999,970,931,933,945,944,852,705,695,739,819,960,999,696,557,529,506,358,340,253,237,196,107,95,321,432,451,447,563,633,696,784,999&amp;y=39,480,483,581,644,558,520,635,646,976,949,935,943,926,903,885,834,681,705,614,39,478,499,658,777,805,975,980,805,683,620,240,39,174,279,276,301,337,261,252,301,318,403,112,107,66,79,92,136,114,116,61,39}{Link}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433.76205529766" calcext:value-type="float">
            <text:p>5433,76205529766</text:p>
          </table:table-cell>
          <table:table-cell office:value-type="float" office:value="0.00170397758483887" calcext:value-type="float">
            <text:p>0,001703977584839</text:p>
          </table:table-cell>
          <table:table-cell office:value-type="float" office:value="7012.48635577316" calcext:value-type="float">
            <text:p>7012,48635577316</text:p>
          </table:table-cell>
          <table:table-cell office:value-type="float" office:value="14.1289298534393" calcext:value-type="float">
            <text:p>14,1289298534393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www.graphreader.com/plotter?x=696,318,278,268,295,168,114,161,170,43,359,419,520,608,579,567,554,502,613,647,696,696,784,999,960,970,931,933,945,944,852,705,695,739,819,696,557,529,506,358,340,253,237,196,107,95,321,432,451,447,563,633,696&amp;y=174,480,483,581,644,558,520,635,646,976,949,935,943,926,903,885,834,681,705,614,174,116,61,39,240,478,499,658,777,805,975,980,805,683,620,174,279,276,301,337,261,252,301,318,403,112,107,66,79,92,136,114,174</text:p>
          </table:table-cell>
          <table:table-cell table:formula="of:=&quot;\href{&quot;&amp;[.H18]&amp;&quot;}{Link}&quot;" office:value-type="string" office:string-value="\href{www.graphreader.com/plotter?x=696,318,278,268,295,168,114,161,170,43,359,419,520,608,579,567,554,502,613,647,696,696,784,999,960,970,931,933,945,944,852,705,695,739,819,696,557,529,506,358,340,253,237,196,107,95,321,432,451,447,563,633,696&amp;y=174,480,483,581,644,558,520,635,646,976,949,935,943,926,903,885,834,681,705,614,174,116,61,39,240,478,499,658,777,805,975,980,805,683,620,174,279,276,301,337,261,252,301,318,403,112,107,66,79,92,136,114,174}{Link}" calcext:value-type="string">
            <text:p>\href{www.graphreader.com/plotter?x=696,318,278,268,295,168,114,161,170,43,359,419,520,608,579,567,554,502,613,647,696,696,784,999,960,970,931,933,945,944,852,705,695,739,819,696,557,529,506,358,340,253,237,196,107,95,321,432,451,447,563,633,696&amp;y=174,480,483,581,644,558,520,635,646,976,949,935,943,926,903,885,834,681,705,614,174,116,61,39,240,478,499,658,777,805,975,980,805,683,620,174,279,276,301,337,261,252,301,318,403,112,107,66,79,92,136,114,174}{Link}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459.93280755776" calcext:value-type="float">
            <text:p>5459,93280755776</text:p>
          </table:table-cell>
          <table:table-cell office:value-type="float" office:value="0.00515985488891602" calcext:value-type="float">
            <text:p>0,005159854888916</text:p>
          </table:table-cell>
          <table:table-cell office:value-type="float" office:value="6599.17679072418" calcext:value-type="float">
            <text:p>6599,17679072418</text:p>
          </table:table-cell>
          <table:table-cell office:value-type="float" office:value="11.4128530025482" calcext:value-type="float">
            <text:p>11,412853002548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www.graphreader.com/plotter?x=278,318,647,739,819,944,945,933,931,970,960,999,784,696,696,633,563,557,529,506,278,114,107,196,237,253,95,321,432,451,447,340,358,278,268,295,502,613,695,852,705,608,579,567,554,520,419,359,43,170,161,168,278&amp;y=483,480,614,683,620,805,777,658,499,478,240,39,61,116,174,114,136,279,276,301,483,520,403,318,301,252,112,107,66,79,92,261,337,483,581,644,681,705,805,975,980,926,903,885,834,943,935,949,976,646,635,558,483</text:p>
          </table:table-cell>
          <table:table-cell table:formula="of:=&quot;\href{&quot;&amp;[.H19]&amp;&quot;}{Link}&quot;" office:value-type="string" office:string-value="\href{www.graphreader.com/plotter?x=278,318,647,739,819,944,945,933,931,970,960,999,784,696,696,633,563,557,529,506,278,114,107,196,237,253,95,321,432,451,447,340,358,278,268,295,502,613,695,852,705,608,579,567,554,520,419,359,43,170,161,168,278&amp;y=483,480,614,683,620,805,777,658,499,478,240,39,61,116,174,114,136,279,276,301,483,520,403,318,301,252,112,107,66,79,92,261,337,483,581,644,681,705,805,975,980,926,903,885,834,943,935,949,976,646,635,558,483}{Link}" calcext:value-type="string">
            <text:p>\href{www.graphreader.com/plotter?x=278,318,647,739,819,944,945,933,931,970,960,999,784,696,696,633,563,557,529,506,278,114,107,196,237,253,95,321,432,451,447,340,358,278,268,295,502,613,695,852,705,608,579,567,554,520,419,359,43,170,161,168,278&amp;y=483,480,614,683,620,805,777,658,499,478,240,39,61,116,174,114,136,279,276,301,483,520,403,318,301,252,112,107,66,79,92,261,337,483,581,644,681,705,805,975,980,926,903,885,834,943,935,949,976,646,635,558,483}{Link}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5478.33345341828" calcext:value-type="float">
            <text:p>5478,33345341828</text:p>
          </table:table-cell>
          <table:table-cell office:value-type="float" office:value="0.000996828079223633" calcext:value-type="float">
            <text:p>0,000996828079224</text:p>
          </table:table-cell>
          <table:table-cell office:value-type="float" office:value="6788.2676272516" calcext:value-type="float">
            <text:p>6788,2676272516</text:p>
          </table:table-cell>
          <table:table-cell office:value-type="float" office:value="10.4171280860901" calcext:value-type="float">
            <text:p>10,417128086090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ww.graphreader.com/plotter?x=114,278,318,358,506,557,529,340,253,237,196,107,114,268,647,739,819,933,931,970,960,999,784,696,696,633,563,447,451,432,321,95,114,168,295,502,613,695,945,944,852,705,608,579,567,554,520,419,359,43,170,161,114&amp;y=520,483,480,337,301,279,276,261,252,301,318,403,520,581,614,683,620,658,499,478,240,39,61,116,174,114,136,92,79,66,107,112,520,558,644,681,705,805,777,805,975,980,926,903,885,834,943,935,949,976,646,635,520</text:p>
          </table:table-cell>
          <table:table-cell table:formula="of:=&quot;\href{&quot;&amp;[.H20]&amp;&quot;}{Link}&quot;" office:value-type="string" office:string-value="\href{www.graphreader.com/plotter?x=114,278,318,358,506,557,529,340,253,237,196,107,114,268,647,739,819,933,931,970,960,999,784,696,696,633,563,447,451,432,321,95,114,168,295,502,613,695,945,944,852,705,608,579,567,554,520,419,359,43,170,161,114&amp;y=520,483,480,337,301,279,276,261,252,301,318,403,520,581,614,683,620,658,499,478,240,39,61,116,174,114,136,92,79,66,107,112,520,558,644,681,705,805,777,805,975,980,926,903,885,834,943,935,949,976,646,635,520}{Link}" calcext:value-type="string">
            <text:p>\href{www.graphreader.com/plotter?x=114,278,318,358,506,557,529,340,253,237,196,107,114,268,647,739,819,933,931,970,960,999,784,696,696,633,563,447,451,432,321,95,114,168,295,502,613,695,945,944,852,705,608,579,567,554,520,419,359,43,170,161,114&amp;y=520,483,480,337,301,279,276,261,252,301,318,403,520,581,614,683,620,658,499,478,240,39,61,116,174,114,136,92,79,66,107,112,520,558,644,681,705,805,777,805,975,980,926,903,885,834,943,935,949,976,646,635,520}{Link}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385.09150930277" calcext:value-type="float">
            <text:p>5385,09150930277</text:p>
          </table:table-cell>
          <table:table-cell office:value-type="float" office:value="0.00103116035461426" calcext:value-type="float">
            <text:p>0,001031160354614</text:p>
          </table:table-cell>
          <table:table-cell office:value-type="float" office:value="6538.85119581833" calcext:value-type="float">
            <text:p>6538,85119581833</text:p>
          </table:table-cell>
          <table:table-cell office:value-type="float" office:value="2.0515251159668" calcext:value-type="float">
            <text:p>2,05152511596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ww.graphreader.com/plotter?x=647,739,819,933,945,944,852,705,608,579,567,695,647,931,970,960,999,784,696,696,633,563,447,451,432,321,95,253,340,506,529,557,647,502,295,268,278,318,358,237,196,107,114,168,161,170,43,359,419,520,554,613,647&amp;y=614,683,620,658,777,805,975,980,926,903,885,805,614,499,478,240,39,61,116,174,114,136,92,79,66,107,112,252,261,301,276,279,614,681,644,581,483,480,337,301,318,403,520,558,635,646,976,949,935,943,834,705,614</text:p>
          </table:table-cell>
          <table:table-cell table:formula="of:=&quot;\href{&quot;&amp;[.H21]&amp;&quot;}{Link}&quot;" office:value-type="string" office:string-value="\href{www.graphreader.com/plotter?x=647,739,819,933,945,944,852,705,608,579,567,695,647,931,970,960,999,784,696,696,633,563,447,451,432,321,95,253,340,506,529,557,647,502,295,268,278,318,358,237,196,107,114,168,161,170,43,359,419,520,554,613,647&amp;y=614,683,620,658,777,805,975,980,926,903,885,805,614,499,478,240,39,61,116,174,114,136,92,79,66,107,112,252,261,301,276,279,614,681,644,581,483,480,337,301,318,403,520,558,635,646,976,949,935,943,834,705,614}{Link}" calcext:value-type="string">
            <text:p>\href{www.graphreader.com/plotter?x=647,739,819,933,945,944,852,705,608,579,567,695,647,931,970,960,999,784,696,696,633,563,447,451,432,321,95,253,340,506,529,557,647,502,295,268,278,318,358,237,196,107,114,168,161,170,43,359,419,520,554,613,647&amp;y=614,683,620,658,777,805,975,980,926,903,885,805,614,499,478,240,39,61,116,174,114,136,92,79,66,107,112,252,261,301,276,279,614,681,644,581,483,480,337,301,318,403,520,558,635,646,976,949,935,943,834,705,614}{Link}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455.63263548437" calcext:value-type="float">
            <text:p>5455,63263548437</text:p>
          </table:table-cell>
          <table:table-cell office:value-type="float" office:value="0.00101113319396973" calcext:value-type="float">
            <text:p>0,00101113319397</text:p>
          </table:table-cell>
          <table:table-cell office:value-type="float" office:value="6880.55907386162" calcext:value-type="float">
            <text:p>6880,55907386162</text:p>
          </table:table-cell>
          <table:table-cell office:value-type="float" office:value="5.50517201423645" calcext:value-type="float">
            <text:p>5,505172014236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ww.graphreader.com/plotter?x=419,554,613,647,931,970,960,999,784,696,696,633,563,451,432,447,557,529,506,502,419,567,695,739,819,933,945,944,852,705,608,579,520,419,359,43,170,161,168,114,107,196,237,253,95,321,340,358,318,278,268,295,419&amp;y=935,834,705,614,499,478,240,39,61,116,174,114,136,79,66,92,279,276,301,681,935,885,805,683,620,658,777,805,975,980,926,903,943,935,949,976,646,635,558,520,403,318,301,252,112,107,261,337,480,483,581,644,935</text:p>
          </table:table-cell>
          <table:table-cell table:formula="of:=&quot;\href{&quot;&amp;[.H22]&amp;&quot;}{Link}&quot;" office:value-type="string" office:string-value="\href{www.graphreader.com/plotter?x=419,554,613,647,931,970,960,999,784,696,696,633,563,451,432,447,557,529,506,502,419,567,695,739,819,933,945,944,852,705,608,579,520,419,359,43,170,161,168,114,107,196,237,253,95,321,340,358,318,278,268,295,419&amp;y=935,834,705,614,499,478,240,39,61,116,174,114,136,79,66,92,279,276,301,681,935,885,805,683,620,658,777,805,975,980,926,903,943,935,949,976,646,635,558,520,403,318,301,252,112,107,261,337,480,483,581,644,935}{Link}" calcext:value-type="string">
            <text:p>\href{www.graphreader.com/plotter?x=419,554,613,647,931,970,960,999,784,696,696,633,563,451,432,447,557,529,506,502,419,567,695,739,819,933,945,944,852,705,608,579,520,419,359,43,170,161,168,114,107,196,237,253,95,321,340,358,318,278,268,295,419&amp;y=935,834,705,614,499,478,240,39,61,116,174,114,136,79,66,92,279,276,301,681,935,885,805,683,620,658,777,805,975,980,926,903,943,935,949,976,646,635,558,520,403,318,301,252,112,107,261,337,480,483,581,644,935}{Link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3T15:20:15.676288316</dc:date>
    <meta:editing-duration>PT9M41S</meta:editing-duration>
    <meta:editing-cycles>3</meta:editing-cycles>
    <meta:generator>LibreOffice/6.0.7.3$Linux_X86_64 LibreOffice_project/00m0$Build-3</meta:generator>
    <meta:document-statistic meta:table-count="1" meta:cell-count="173" meta:object-count="0"/>
  </office:meta>
</office:document-meta>
</file>